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2a6099" draw:marker-start-width="0.28cm" draw:marker-end="Arrow" draw:marker-end-width="0.28cm" draw:fill="solid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2a6099" draw:marker-start-width="0.28cm" draw:marker-end-width="0.28cm" draw:fill="solid" draw:fill-color="#ffffff" draw:textarea-horizontal-align="justify" draw:textarea-vertical-align="middle" draw:auto-grow-height="false" fo:min-height="1.114cm" fo:min-width="0.864cm" fo:padding-top="0.15cm" fo:padding-bottom="0.15cm" fo:padding-left="0.275cm" fo:padding-right="0.275cm"/>
      <style:paragraph-properties style:writing-mode="lr-tb"/>
    </style:style>
    <style:style style:name="gr3" style:family="graphic" style:parent-style-name="objectwithoutfill">
      <style:graphic-properties svg:stroke-width="0.05cm" svg:stroke-color="#ff8000" draw:marker-start="Circle" draw:marker-start-width="0.28cm" draw:marker-end="Arrow" draw:marker-end-width="0.38cm" draw:fill="solid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color="#ff8000" draw:fill="solid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svg:stroke-width="0.05cm" svg:stroke-color="#ff8000" draw:marker-start="" draw:marker-start-width="0.28cm" draw:marker-end="Arrow" draw:marker-end-width="0.38cm" draw:fill="solid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65cm" fo:min-width="0cm"/>
      <style:paragraph-properties style:writing-mode="lr-tb"/>
    </style:style>
    <style:style style:name="co1" style:family="table-column">
      <style:table-column-properties style:column-width="4.146cm" style:use-optimal-column-width="false"/>
    </style:style>
    <style:style style:name="co2" style:family="table-column">
      <style:table-column-properties style:column-width="5.852cm" style:use-optimal-column-width="false"/>
    </style:style>
    <style:style style:name="ro1" style:family="table-row">
      <style:table-row-properties style:row-height="1.259cm" style:use-optimal-row-height="false"/>
    </style:style>
    <style:style style:name="ro2" style:family="table-row">
      <style:table-row-properties style:row-height="1.263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solid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standard" draw:layer="layout" svg:width="9.997cm" svg:height="5.039cm" svg:x="2cm" svg:y="5.022cm">
            <table:table table:template-name="default" table:use-first-row-styles="true" table:use-banding-rows-styles="true">
              <table:table-column table:style-name="co1"/>
              <table:table-column table:style-name="co2"/>
              <table:table-row table:style-name="ro1" table:default-cell-style-name="ce1">
                <table:table-cell>
                  <text:p text:style-name="P1"><text:span text:style-name="T1">state-name</text:span></text:p>
                </table:table-cell>
                <table:table-cell>
                  <text:p text:style-name="P1"><text:span text:style-name="T1">state-reference</text:span></text:p>
                </table:table-cell>
              </table:table-row>
              <table:table-row table:style-name="ro1" table:default-cell-style-name="gray2">
                <table:table-cell>
                  <text:p>state1</text:p>
                </table:table-cell>
                <table:table-cell/>
              </table:table-row>
              <table:table-row table:style-name="ro1" table:default-cell-style-name="gray1">
                <table:table-cell>
                  <text:p>state2</text:p>
                </table:table-cell>
                <table:table-cell/>
              </table:table-row>
              <table:table-row table:style-name="ro2" table:default-cell-style-name="gray2">
                <table:table-cell>
                  <text:p>...</text:p>
                </table:table-cell>
                <table:table-cell/>
              </table:table-row>
            </table:table>
            <draw:image xlink:href="Pictures/TablePreview1.svm" xlink:type="simple" xlink:show="embed" xlink:actuate="onLoad"/>
          </draw:frame>
          <draw:path draw:style-name="gr1" draw:text-style-name="P2" draw:layer="layout" svg:width="2.585cm" svg:height="0.539cm" svg:x="14.7cm" svg:y="5.642cm" svg:viewBox="0 0 2586 540" svg:d="M0 540c700-720 1800-720 2586 0">
            <text:p/>
          </draw:path>
          <draw:path draw:style-name="gr1" draw:text-style-name="P2" draw:layer="layout" svg:width="2.585cm" svg:height="0.539cm" draw:transform="rotate (-3.14159265358979) translate (17.3cm 8.262cm)" svg:viewBox="0 0 2586 540" svg:d="M0 540c700-720 1800-720 2586 0">
            <text:p/>
          </draw:path>
          <draw:path draw:style-name="gr1" draw:text-style-name="P2" draw:layer="layout" svg:width="1.099cm" svg:height="1.015cm" svg:x="13.3cm" svg:y="5.246cm" svg:viewBox="0 0 1100 1016" svg:d="M0 1016c23-1300 1100-1300 1100-300">
            <text:p/>
          </draw:path>
          <draw:custom-shape draw:style-name="gr2" draw:text-style-name="P4" draw:layer="layout" svg:width="2cm" svg:height="2cm" svg:x="13cm" svg:y="5.962cm">
            <text:p text:style-name="P3">state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" draw:text-style-name="P2" draw:layer="layout" svg:width="1.105cm" svg:height="0.945cm" svg:x="17.5cm" svg:y="5.132cm" svg:viewBox="0 0 1106 946" svg:d="M0 946c23-1300 1200-1216 1100-16">
            <text:p/>
          </draw:path>
          <draw:custom-shape draw:style-name="gr2" draw:text-style-name="P4" draw:layer="layout" svg:width="2cm" svg:height="2cm" svg:x="17cm" svg:y="5.962cm">
            <text:p text:style-name="P3">state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2" draw:layer="layout" svg:x1="8.9cm" svg:y1="6.962cm" svg:x2="12.9cm" svg:y2="6.962cm">
            <text:p/>
          </draw:line>
          <draw:path draw:style-name="gr3" draw:text-style-name="P2" draw:layer="layout" svg:width="8.799cm" svg:height="1.199cm" svg:x="8.9cm" svg:y="7.962cm" svg:viewBox="0 0 8800 1200" svg:d="M0 300c0 0 1904-51 2654 0 1225 99 3080 900 4405 900 819 0 1741-1184 1741-1200">
            <text:p/>
          </draw:path>
          <draw:frame draw:style-name="gr4" draw:text-style-name="P5" draw:layer="layout" svg:width="4.062cm" svg:height="0.962cm" svg:x="12cm" svg:y="3.5cm">
            <draw:text-box>
              <text:p>current-state</text:p>
            </draw:text-box>
          </draw:frame>
          <draw:path draw:style-name="gr5" draw:text-style-name="P2" draw:layer="layout" svg:width="2.118cm" svg:height="0.161cm" draw:transform="rotate (-1.23412231408519) translate (12.4000016133545cm 4.46199943532739cm)" svg:viewBox="0 0 2119 162" svg:d="M0 0c1038 363 2119 0 2119 0">
            <text:p/>
          </draw:path>
          <draw:frame draw:style-name="gr6" draw:text-style-name="P5" draw:layer="layout" svg:width="3.756cm" svg:height="0.962cm" svg:x="2cm" svg:y="4.062cm">
            <draw:text-box>
              <text:p>Hash Table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0T16:30:29.365992896</meta:creation-date>
    <dc:date>2021-05-10T17:16:28.670056321</dc:date>
    <meta:editing-duration>PT35M14S</meta:editing-duration>
    <meta:editing-cycles>8</meta:editing-cycles>
    <meta:generator>LibreOffice/6.4.7.2$Linux_X86_64 LibreOffice_project/40$Build-2</meta:generator>
    <meta:document-statistic meta:object-count="13"/>
  </office:meta>
</office:document-meta>
</file>